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3.02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Podstawowy">
      <style:table-properties table:display="true" style:writing-mode="lr-tb"/>
    </style:style>
    <style:style style:name="ta2" style:family="table" style:master-page-name="PageStyle_5f_Skalowalny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dstawowy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number-columns-repeated="6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office:value-type="string">
            <text:p>L. procesorów</text:p>
          </table:table-cell>
          <table:table-cell office:value-type="string">
            <text:p>Rozmiar problemu</text:p>
          </table:table-cell>
          <table:table-cell office:value-type="string">
            <text:p>Czas</text:p>
          </table:table-cell>
          <table:table-cell/>
          <table:table-cell office:value-type="string">
            <text:p>Przyspieszenie</text:p>
          </table:table-cell>
          <table:table-cell office:value-type="string">
            <text:p>Efektywność</text:p>
          </table:table-cell>
          <table:table-cell office:value-type="string">
            <text:p>Część sekwencyjn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0.26459">
            <text:p>0,26459</text:p>
          </table:table-cell>
          <table:table-cell/>
          <table:table-cell table:formula="of:=[.C2]/[.C2]" office:value-type="float" office:value="1">
            <text:p>1</text:p>
          </table:table-cell>
          <table:table-cell table:formula="of:=[.E2]/[.A2]" office:value-type="float" office:value="1">
            <text:p>1</text:p>
          </table:table-cell>
          <table:table-cell table:number-columns-repeated="2"/>
          <table:table-cell>
            <draw:frame table:end-cell-address="Podstawowy.P21" table:end-x="1.694cm" table:end-y="0.44cm" draw:z-index="0" draw:name="Chart 1" draw:style-name="gr1" draw:text-style-name="P1" svg:width="14.993cm" svg:height="9.791cm" svg:x="0.101cm" svg:y="0.032cm">
              <draw:object draw:notify-on-update-of-ranges="Podstawowy.E2:Podstawowy.E8 Podstawowy.A2:Podstawowy.A8 Podstawowy.E10:Podstawowy.E16 Podstawowy.A10:Podstawowy.A16 Podstawowy.E18:Podstawowy.E24 Podstawowy.A18:Podstawowy.A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0.217021">
            <text:p>0,217021</text:p>
          </table:table-cell>
          <table:table-cell/>
          <table:table-cell table:formula="of:=[.C2]/[.C3]" office:value-type="float" office:value="1.21919076955686">
            <text:p>1,2191907696</text:p>
          </table:table-cell>
          <table:table-cell table:formula="of:=[.E3]/[.A3]" office:value-type="float" office:value="0.609595384778432">
            <text:p>0,6095953848</text:p>
          </table:table-cell>
          <table:table-cell table:formula="of:=(1/[.E3]-1/[.A3])/(1-1/[.A3])" office:value-type="float" office:value="0.640432367058467">
            <text:p>0,640432367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0620585">
            <text:p>0,0620585</text:p>
          </table:table-cell>
          <table:table-cell/>
          <table:table-cell table:formula="of:=[.C2]/[.C4]" office:value-type="float" office:value="4.26355777210213">
            <text:p>4,2635577721</text:p>
          </table:table-cell>
          <table:table-cell table:formula="of:=[.E4]/[.A4]" office:value-type="float" office:value="1.06588944302553">
            <text:p>1,065889443</text:p>
          </table:table-cell>
          <table:table-cell table:formula="of:=(1/[.E4]-1/[.A4])/(1-1/[.A4])" office:value-type="float" office:value="-0.0206054650591482">
            <text:p>-0,020605465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0.053921">
            <text:p>0,053921</text:p>
          </table:table-cell>
          <table:table-cell/>
          <table:table-cell table:formula="of:=[.C2]/[.C5]" office:value-type="float" office:value="4.90699356465941">
            <text:p>4,9069935647</text:p>
          </table:table-cell>
          <table:table-cell table:formula="of:=[.E5]/[.A5]" office:value-type="float" office:value="0.817832260776568">
            <text:p>0,8178322608</text:p>
          </table:table-cell>
          <table:table-cell table:formula="of:=(1/[.E5]-1/[.A5])/(1-1/[.A5])" office:value-type="float" office:value="0.0445489247515022">
            <text:p>0,0445489248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0.038271">
            <text:p>0,038271</text:p>
          </table:table-cell>
          <table:table-cell/>
          <table:table-cell table:formula="of:=[.C2]/[.C6]" office:value-type="float" office:value="6.91358992448591">
            <text:p>6,9135899245</text:p>
          </table:table-cell>
          <table:table-cell table:formula="of:=[.E6]/[.A6]" office:value-type="float" office:value="0.864198740560738">
            <text:p>0,8641987406</text:p>
          </table:table-cell>
          <table:table-cell table:formula="of:=(1/[.E6]-1/[.A6])/(1-1/[.A6])" office:value-type="float" office:value="0.0224487481980206">
            <text:p>0,0224487482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000">
            <text:p>1000000</text:p>
          </table:table-cell>
          <table:table-cell office:value-type="float" office:value="0.0318813">
            <text:p>0,0318813</text:p>
          </table:table-cell>
          <table:table-cell/>
          <table:table-cell table:formula="of:=[.C2]/[.C7]" office:value-type="float" office:value="8.29922242819459">
            <text:p>8,2992224282</text:p>
          </table:table-cell>
          <table:table-cell table:formula="of:=[.E7]/[.A7]" office:value-type="float" office:value="0.754474766199508">
            <text:p>0,7544747662</text:p>
          </table:table-cell>
          <table:table-cell table:formula="of:=(1/[.E7]-1/[.A7])/(1-1/[.A7])" office:value-type="float" office:value="0.0325425375108658">
            <text:p>0,0325425375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office:value-type="float" office:value="0.0308789">
            <text:p>0,0308789</text:p>
          </table:table-cell>
          <table:table-cell/>
          <table:table-cell table:formula="of:=[.C2]/[.C8]" office:value-type="float" office:value="8.56863424539087">
            <text:p>8,5686342454</text:p>
          </table:table-cell>
          <table:table-cell table:formula="of:=[.E8]/[.A8]" office:value-type="float" office:value="0.714052853782572">
            <text:p>0,7140528538</text:p>
          </table:table-cell>
          <table:table-cell table:formula="of:=(1/[.E8]-1/[.A8])/(1-1/[.A8])" office:value-type="float" office:value="0.0364051414023068">
            <text:p>0,03640514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.62615">
            <text:p>2,62615</text:p>
          </table:table-cell>
          <table:table-cell/>
          <table:table-cell table:formula="of:=[.C10]/[.C10]" office:value-type="float" office:value="1">
            <text:p>1</text:p>
          </table:table-cell>
          <table:table-cell table:formula="of:=[.E10]/[.A10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1.38283">
            <text:p>1,38283</text:p>
          </table:table-cell>
          <table:table-cell/>
          <table:table-cell table:formula="of:=[.C10]/[.C11]" office:value-type="float" office:value="1.89911268919535">
            <text:p>1,8991126892</text:p>
          </table:table-cell>
          <table:table-cell table:formula="of:=[.E11]/[.A11]" office:value-type="float" office:value="0.949556344597673">
            <text:p>0,9495563446</text:p>
          </table:table-cell>
          <table:table-cell table:formula="of:=(1/[.E11]-1/[.A11])/(1-1/[.A11])" office:value-type="float" office:value="0.0531233935609161">
            <text:p>0,0531233936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0.760162">
            <text:p>0,760162</text:p>
          </table:table-cell>
          <table:table-cell/>
          <table:table-cell table:formula="of:=[.C10]/[.C12]" office:value-type="float" office:value="3.45472412459449">
            <text:p>3,4547241246</text:p>
          </table:table-cell>
          <table:table-cell table:formula="of:=[.E12]/[.A12]" office:value-type="float" office:value="0.863681031148624">
            <text:p>0,8636810311</text:p>
          </table:table-cell>
          <table:table-cell table:formula="of:=(1/[.E12]-1/[.A12])/(1-1/[.A12])" office:value-type="float" office:value="0.0526116177674543">
            <text:p>0,0526116178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0.598819">
            <text:p>0,598819</text:p>
          </table:table-cell>
          <table:table-cell/>
          <table:table-cell table:formula="of:=[.C10]/[.C13]" office:value-type="float" office:value="4.38554888872932">
            <text:p>4,3855488887</text:p>
          </table:table-cell>
          <table:table-cell table:formula="of:=[.E13]/[.A13]" office:value-type="float" office:value="0.730924814788219">
            <text:p>0,7309248148</text:p>
          </table:table-cell>
          <table:table-cell table:formula="of:=(1/[.E13]-1/[.A13])/(1-1/[.A13])" office:value-type="float" office:value="0.0736259543438113">
            <text:p>0,0736259543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0.447001">
            <text:p>0,447001</text:p>
          </table:table-cell>
          <table:table-cell/>
          <table:table-cell table:formula="of:=[.C10]/[.C14]" office:value-type="float" office:value="5.87504278513918">
            <text:p>5,8750427851</text:p>
          </table:table-cell>
          <table:table-cell table:formula="of:=[.E14]/[.A14]" office:value-type="float" office:value="0.734380348142398">
            <text:p>0,7343803481</text:p>
          </table:table-cell>
          <table:table-cell table:formula="of:=(1/[.E14]-1/[.A14])/(1-1/[.A14])" office:value-type="float" office:value="0.0516703158616225">
            <text:p>0,0516703159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0000">
            <text:p>10000000</text:p>
          </table:table-cell>
          <table:table-cell office:value-type="float" office:value="0.38917">
            <text:p>0,38917</text:p>
          </table:table-cell>
          <table:table-cell/>
          <table:table-cell table:formula="of:=[.C10]/[.C15]" office:value-type="float" office:value="6.74807924557391">
            <text:p>6,7480792456</text:p>
          </table:table-cell>
          <table:table-cell table:formula="of:=[.E15]/[.A15]" office:value-type="float" office:value="0.613461749597629">
            <text:p>0,6134617496</text:p>
          </table:table-cell>
          <table:table-cell table:formula="of:=(1/[.E15]-1/[.A15])/(1-1/[.A15])" office:value-type="float" office:value="0.063009348285513">
            <text:p>0,0630093483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0000">
            <text:p>10000000</text:p>
          </table:table-cell>
          <table:table-cell office:value-type="float" office:value="0.396607">
            <text:p>0,396607</text:p>
          </table:table-cell>
          <table:table-cell/>
          <table:table-cell table:formula="of:=[.C10]/[.C16]" office:value-type="float" office:value="6.62154223198279">
            <text:p>6,621542232</text:p>
          </table:table-cell>
          <table:table-cell table:formula="of:=[.E16]/[.A16]" office:value-type="float" office:value="0.551795185998566">
            <text:p>0,551795186</text:p>
          </table:table-cell>
          <table:table-cell table:formula="of:=(1/[.E16]-1/[.A16])/(1-1/[.A16])" office:value-type="float" office:value="0.0738424205499582">
            <text:p>0,073842420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29.6244">
            <text:p>29,6244</text:p>
          </table:table-cell>
          <table:table-cell/>
          <table:table-cell table:formula="of:=[.C18]/[.C18]" office:value-type="float" office:value="1">
            <text:p>1</text:p>
          </table:table-cell>
          <table:table-cell table:formula="of:=[.E18]/[.A1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office:value-type="float" office:value="15.2927">
            <text:p>15,2927</text:p>
          </table:table-cell>
          <table:table-cell/>
          <table:table-cell table:formula="of:=[.C18]/[.C19]" office:value-type="float" office:value="1.93715955978997">
            <text:p>1,9371595598</text:p>
          </table:table-cell>
          <table:table-cell table:formula="of:=[.E19]/[.A19]" office:value-type="float" office:value="0.968579779894983">
            <text:p>0,9685797799</text:p>
          </table:table-cell>
          <table:table-cell table:formula="of:=(1/[.E19]-1/[.A19])/(1-1/[.A19])" office:value-type="float" office:value="0.0324394755674375">
            <text:p>0,0324394756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office:value-type="float" office:value="8.02563">
            <text:p>8,02563</text:p>
          </table:table-cell>
          <table:table-cell/>
          <table:table-cell table:formula="of:=[.C18]/[.C20]" office:value-type="float" office:value="3.69122424034001">
            <text:p>3,6912242403</text:p>
          </table:table-cell>
          <table:table-cell table:formula="of:=[.E20]/[.A20]" office:value-type="float" office:value="0.922806060085003">
            <text:p>0,9228060601</text:p>
          </table:table-cell>
          <table:table-cell table:formula="of:=(1/[.E20]-1/[.A20])/(1-1/[.A20])" office:value-type="float" office:value="0.0278837714856672">
            <text:p>0,0278837715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0">
            <text:p>100000000</text:p>
          </table:table-cell>
          <table:table-cell office:value-type="float" office:value="5.72202">
            <text:p>5,72202</text:p>
          </table:table-cell>
          <table:table-cell/>
          <table:table-cell table:formula="of:=[.C18]/[.C21]" office:value-type="float" office:value="5.1772625751046">
            <text:p>5,1772625751</text:p>
          </table:table-cell>
          <table:table-cell table:formula="of:=[.E21]/[.A21]" office:value-type="float" office:value="0.862877095850766">
            <text:p>0,8628770959</text:p>
          </table:table-cell>
          <table:table-cell table:formula="of:=(1/[.E21]-1/[.A21])/(1-1/[.A21])" office:value-type="float" office:value="0.0317827196500183">
            <text:p>0,0317827197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0">
            <text:p>100000000</text:p>
          </table:table-cell>
          <table:table-cell office:value-type="float" office:value="4.49905">
            <text:p>4,49905</text:p>
          </table:table-cell>
          <table:table-cell/>
          <table:table-cell table:formula="of:=[.C18]/[.C22]" office:value-type="float" office:value="6.58459008012803">
            <text:p>6,5845900801</text:p>
          </table:table-cell>
          <table:table-cell table:formula="of:=[.E22]/[.A22]" office:value-type="float" office:value="0.823073760016003">
            <text:p>0,82307376</text:p>
          </table:table-cell>
          <table:table-cell table:formula="of:=(1/[.E22]-1/[.A22])/(1-1/[.A22])" office:value-type="float" office:value="0.0307082771537748">
            <text:p>0,0307082772</text:p>
          </table:table-cell>
          <table:table-cell/>
          <table:table-cell>
            <draw:frame table:end-cell-address="Podstawowy.P42" table:end-x="1.617cm" table:end-y="0.392cm" draw:z-index="1" draw:name="Chart 2" draw:style-name="gr1" draw:text-style-name="P1" svg:width="15.001cm" svg:height="9.841cm" svg:x="0.016cm" svg:y="0.427cm">
              <draw:object draw:notify-on-update-of-ranges="Podstawowy.F2:Podstawowy.F8 Podstawowy.A2:Podstawowy.A8 Podstawowy.F10:Podstawowy.F16 Podstawowy.A10:Podstawowy.A16 Podstawowy.F18:Podstawowy.F24 Podstawowy.A18:Podstawowy.A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00000">
            <text:p>100000000</text:p>
          </table:table-cell>
          <table:table-cell office:value-type="float" office:value="3.50249">
            <text:p>3,50249</text:p>
          </table:table-cell>
          <table:table-cell/>
          <table:table-cell table:formula="of:=[.C18]/[.C23]" office:value-type="float" office:value="8.45809695388138">
            <text:p>8,4580969539</text:p>
          </table:table-cell>
          <table:table-cell table:formula="of:=[.E23]/[.A23]" office:value-type="float" office:value="0.768917904898308">
            <text:p>0,7689179049</text:p>
          </table:table-cell>
          <table:table-cell table:formula="of:=(1/[.E23]-1/[.A23])/(1-1/[.A23])" office:value-type="float" office:value="0.0300528955860709">
            <text:p>0,0300528956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00000">
            <text:p>100000000</text:p>
          </table:table-cell>
          <table:table-cell office:value-type="float" office:value="3.37437">
            <text:p>3,37437</text:p>
          </table:table-cell>
          <table:table-cell/>
          <table:table-cell table:formula="of:=[.C18]/[.C24]" office:value-type="float" office:value="8.77923879124103">
            <text:p>8,7792387912</text:p>
          </table:table-cell>
          <table:table-cell table:formula="of:=[.E24]/[.A24]" office:value-type="float" office:value="0.731603232603419">
            <text:p>0,7316032326</text:p>
          </table:table-cell>
          <table:table-cell table:formula="of:=(1/[.E24]-1/[.A24])/(1-1/[.A24])" office:value-type="float" office:value="0.033351009180393">
            <text:p>0,0333510092</text:p>
          </table:table-cell>
          <table:table-cell table:number-columns-repeated="1017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Podstawowy.P63" table:end-x="1.617cm" table:end-y="0.389cm" draw:z-index="2" draw:name="Chart 3" draw:style-name="gr1" draw:text-style-name="P1" svg:width="15.001cm" svg:height="9.831cm" svg:x="0.016cm" svg:y="0.434cm">
              <draw:object draw:notify-on-update-of-ranges="Podstawowy.G2:Podstawowy.G8 Podstawowy.A2:Podstawowy.A8 Podstawowy.G10:Podstawowy.G16 Podstawowy.A10:Podstawowy.A16 Podstawowy.G18:Podstawowy.G24 Podstawowy.A18:Podstawowy.A2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alowalny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office:value-type="string">
            <text:p>L. procesorów</text:p>
          </table:table-cell>
          <table:table-cell office:value-type="string">
            <text:p>Rozmiar problemu</text:p>
          </table:table-cell>
          <table:table-cell office:value-type="string">
            <text:p>Czas</text:p>
          </table:table-cell>
          <table:table-cell/>
          <table:table-cell office:value-type="string">
            <text:p>Przyspieszenie</text:p>
          </table:table-cell>
          <table:table-cell office:value-type="string">
            <text:p>Efektywność</text:p>
          </table:table-cell>
          <table:table-cell office:value-type="string">
            <text:p>Część sekwencyjna</text:p>
          </table:table-cell>
          <table:table-cell/>
          <table:table-cell>
            <draw:frame table:end-cell-address="Skalowalny.Q21" table:end-x="0.199cm" table:end-y="0.39cm" draw:z-index="0" draw:name="Chart 1" draw:style-name="gr1" draw:text-style-name="P1" svg:width="15.001cm" svg:height="9.831cm" svg:x="0.015cm" svg:y="0.435cm">
              <draw:object draw:notify-on-update-of-ranges="Skalowalny.E2:Skalowalny.E8 Skalowalny.A2:Skalowalny.A8 Skalowalny.E10:Skalowalny.E16 Skalowalny.A10:Skalowalny.A16 Skalowalny.E18:Skalowalny.E24 Skalowalny.A18:Skalowalny.A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0.227918">
            <text:p>0,227918</text:p>
          </table:table-cell>
          <table:table-cell/>
          <table:table-cell table:formula="of:=[.C2]/[.C2]" office:value-type="float" office:value="1">
            <text:p>1</text:p>
          </table:table-cell>
          <table:table-cell table:formula="of:=[.E2]/[.A2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table:formula="of:=0.271478/2" office:value-type="float" office:value="0.135739">
            <text:p>0,135739</text:p>
          </table:table-cell>
          <table:table-cell/>
          <table:table-cell table:formula="of:=[.C2]/[.C3]" office:value-type="float" office:value="1.67909001834403">
            <text:p>1,6790900183</text:p>
          </table:table-cell>
          <table:table-cell table:formula="of:=[.E3]/[.A3]" office:value-type="float" office:value="0.839545009172014">
            <text:p>0,8395450092</text:p>
          </table:table-cell>
          <table:table-cell table:formula="of:=(1/[.E3]-1/[.A3])/(1-1/[.A3])" office:value-type="float" office:value="0.191121368211374">
            <text:p>0,1911213682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table:formula="of:=0.314013/4" office:value-type="float" office:value="0.07850325">
            <text:p>0,07850325</text:p>
          </table:table-cell>
          <table:table-cell/>
          <table:table-cell table:formula="of:=[.C2]/[.C4]" office:value-type="float" office:value="2.90329381267655">
            <text:p>2,9032938127</text:p>
          </table:table-cell>
          <table:table-cell table:formula="of:=[.E4]/[.A4]" office:value-type="float" office:value="0.725823453169136">
            <text:p>0,7258234532</text:p>
          </table:table-cell>
          <table:table-cell table:formula="of:=(1/[.E4]-1/[.A4])/(1-1/[.A4])" office:value-type="float" office:value="0.12591516832077">
            <text:p>0,1259151683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table:formula="of:=0.392595/6" office:value-type="float" office:value="0.0654325">
            <text:p>0,0654325</text:p>
          </table:table-cell>
          <table:table-cell/>
          <table:table-cell table:formula="of:=[.C2]/[.C5]" office:value-type="float" office:value="3.48325373476483">
            <text:p>3,4832537348</text:p>
          </table:table-cell>
          <table:table-cell table:formula="of:=[.E5]/[.A5]" office:value-type="float" office:value="0.580542289127472">
            <text:p>0,5805422891</text:p>
          </table:table-cell>
          <table:table-cell table:formula="of:=(1/[.E5]-1/[.A5])/(1-1/[.A5])" office:value-type="float" office:value="0.144505480041067">
            <text:p>0,14450548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table:formula="of:=0.316514/8" office:value-type="float" office:value="0.03956425">
            <text:p>0,03956425</text:p>
          </table:table-cell>
          <table:table-cell/>
          <table:table-cell table:formula="of:=[.C2]/[.C6]" office:value-type="float" office:value="5.76070568758412">
            <text:p>5,7607056876</text:p>
          </table:table-cell>
          <table:table-cell table:formula="of:=[.E6]/[.A6]" office:value-type="float" office:value="0.720088210948015">
            <text:p>0,7200882109</text:p>
          </table:table-cell>
          <table:table-cell table:formula="of:=(1/[.E6]-1/[.A6])/(1-1/[.A6])" office:value-type="float" office:value="0.0555312499608255">
            <text:p>0,05553125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000">
            <text:p>1000000</text:p>
          </table:table-cell>
          <table:table-cell table:formula="of:=0.455124/10" office:value-type="float" office:value="0.0455124">
            <text:p>0,0455124</text:p>
          </table:table-cell>
          <table:table-cell/>
          <table:table-cell table:formula="of:=[.C2]/[.C7]" office:value-type="float" office:value="5.00782204410227">
            <text:p>5,0078220441</text:p>
          </table:table-cell>
          <table:table-cell table:formula="of:=[.E7]/[.A7]" office:value-type="float" office:value="0.455256549463842">
            <text:p>0,4552565495</text:p>
          </table:table-cell>
          <table:table-cell table:formula="of:=(1/[.E7]-1/[.A7])/(1-1/[.A7])" office:value-type="float" office:value="0.119656367640994">
            <text:p>0,1196563676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table:formula="of:=0.434477/12" office:value-type="float" office:value="0.0362064166666667">
            <text:p>0,0362064167</text:p>
          </table:table-cell>
          <table:table-cell/>
          <table:table-cell table:formula="of:=[.C2]/[.C8]" office:value-type="float" office:value="6.29496152845835">
            <text:p>6,2949615285</text:p>
          </table:table-cell>
          <table:table-cell table:formula="of:=[.E8]/[.A8]" office:value-type="float" office:value="0.524580127371529">
            <text:p>0,5245801274</text:p>
          </table:table-cell>
          <table:table-cell table:formula="of:=(1/[.E8]-1/[.A8])/(1-1/[.A8])" office:value-type="float" office:value="0.0823896792227508">
            <text:p>0,082389679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.62321">
            <text:p>2,62321</text:p>
          </table:table-cell>
          <table:table-cell/>
          <table:table-cell table:formula="of:=[.C10]/[.C10]" office:value-type="float" office:value="1">
            <text:p>1</text:p>
          </table:table-cell>
          <table:table-cell table:formula="of:=[.E10]/[.A10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table:formula="of:=2.8403/2" office:value-type="float" office:value="1.42015">
            <text:p>1,42015</text:p>
          </table:table-cell>
          <table:table-cell/>
          <table:table-cell table:formula="of:=[.C10]/[.C11]" office:value-type="float" office:value="1.84713586592966">
            <text:p>1,8471358659</text:p>
          </table:table-cell>
          <table:table-cell table:formula="of:=[.E11]/[.A11]" office:value-type="float" office:value="0.923567932964828">
            <text:p>0,923567933</text:p>
          </table:table-cell>
          <table:table-cell table:formula="of:=(1/[.E11]-1/[.A11])/(1-1/[.A11])" office:value-type="float" office:value="0.0827573850358911">
            <text:p>0,082757385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table:formula="of:=3.11962/4" office:value-type="float" office:value="0.779905">
            <text:p>0,779905</text:p>
          </table:table-cell>
          <table:table-cell/>
          <table:table-cell table:formula="of:=[.C10]/[.C12]" office:value-type="float" office:value="3.36349940056802">
            <text:p>3,3634994006</text:p>
          </table:table-cell>
          <table:table-cell table:formula="of:=[.E12]/[.A12]" office:value-type="float" office:value="0.840874850142005">
            <text:p>0,8408748501</text:p>
          </table:table-cell>
          <table:table-cell table:formula="of:=(1/[.E12]-1/[.A12])/(1-1/[.A12])" office:value-type="float" office:value="0.0630792044861067">
            <text:p>0,0630792045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table:formula="of:=3.41341/6" office:value-type="float" office:value="0.568901666666667">
            <text:p>0,5689016667</text:p>
          </table:table-cell>
          <table:table-cell/>
          <table:table-cell table:formula="of:=[.C10]/[.C13]" office:value-type="float" office:value="4.61100776056788">
            <text:p>4,6110077606</text:p>
          </table:table-cell>
          <table:table-cell table:formula="of:=[.E13]/[.A13]" office:value-type="float" office:value="0.76850129342798">
            <text:p>0,7685012934</text:p>
          </table:table-cell>
          <table:table-cell table:formula="of:=(1/[.E13]-1/[.A13])/(1-1/[.A13])" office:value-type="float" office:value="0.0602467968633849">
            <text:p>0,0602467969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table:formula="of:=3.58562/8" office:value-type="float" office:value="0.4482025">
            <text:p>0,4482025</text:p>
          </table:table-cell>
          <table:table-cell/>
          <table:table-cell table:formula="of:=[.C10]/[.C14]" office:value-type="float" office:value="5.85273397627189">
            <text:p>5,8527339763</text:p>
          </table:table-cell>
          <table:table-cell table:formula="of:=[.E14]/[.A14]" office:value-type="float" office:value="0.731591747033986">
            <text:p>0,731591747</text:p>
          </table:table-cell>
          <table:table-cell table:formula="of:=(1/[.E14]-1/[.A14])/(1-1/[.A14])" office:value-type="float" office:value="0.052411794273864">
            <text:p>0,0524117943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000">
            <text:p>1000000</text:p>
          </table:table-cell>
          <table:table-cell table:formula="of:=3.92974/10" office:value-type="float" office:value="0.392974">
            <text:p>0,392974</text:p>
          </table:table-cell>
          <table:table-cell/>
          <table:table-cell table:formula="of:=[.C10]/[.C15]" office:value-type="float" office:value="6.67527622692596">
            <text:p>6,6752762269</text:p>
          </table:table-cell>
          <table:table-cell table:formula="of:=[.E15]/[.A15]" office:value-type="float" office:value="0.606843293356905">
            <text:p>0,6068432934</text:p>
          </table:table-cell>
          <table:table-cell table:formula="of:=(1/[.E15]-1/[.A15])/(1-1/[.A15])" office:value-type="float" office:value="0.0647871882159644">
            <text:p>0,0647871882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table:formula="of:=3.93326/12" office:value-type="float" office:value="0.327771666666667">
            <text:p>0,3277716667</text:p>
          </table:table-cell>
          <table:table-cell/>
          <table:table-cell table:formula="of:=[.C10]/[.C16]" office:value-type="float" office:value="8.00316277083132">
            <text:p>8,0031627708</text:p>
          </table:table-cell>
          <table:table-cell table:formula="of:=[.E16]/[.A16]" office:value-type="float" office:value="0.66693023090261">
            <text:p>0,6669302309</text:p>
          </table:table-cell>
          <table:table-cell table:formula="of:=(1/[.E16]-1/[.A16])/(1-1/[.A16])" office:value-type="float" office:value="0.0454006558931441">
            <text:p>0,04540065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29.6012">
            <text:p>29,6012</text:p>
          </table:table-cell>
          <table:table-cell/>
          <table:table-cell table:formula="of:=[.C18]/[.C18]" office:value-type="float" office:value="1">
            <text:p>1</text:p>
          </table:table-cell>
          <table:table-cell table:formula="of:=[.E18]/[.A1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0">
            <text:p>100000000</text:p>
          </table:table-cell>
          <table:table-cell table:formula="of:=31.7463/2" office:value-type="float" office:value="15.87315">
            <text:p>15,87315</text:p>
          </table:table-cell>
          <table:table-cell/>
          <table:table-cell table:formula="of:=[.C18]/[.C19]" office:value-type="float" office:value="1.86485984193434">
            <text:p>1,8648598419</text:p>
          </table:table-cell>
          <table:table-cell table:formula="of:=[.E19]/[.A19]" office:value-type="float" office:value="0.932429920967168">
            <text:p>0,932429921</text:p>
          </table:table-cell>
          <table:table-cell table:formula="of:=(1/[.E19]-1/[.A19])/(1-1/[.A19])" office:value-type="float" office:value="0.0724666567571586">
            <text:p>0,0724666568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0">
            <text:p>100000000</text:p>
          </table:table-cell>
          <table:table-cell table:formula="of:=33.8474/4" office:value-type="float" office:value="8.46185">
            <text:p>8,46185</text:p>
          </table:table-cell>
          <table:table-cell/>
          <table:table-cell table:formula="of:=[.C18]/[.C20]" office:value-type="float" office:value="3.49819483919001">
            <text:p>3,4981948392</text:p>
          </table:table-cell>
          <table:table-cell table:formula="of:=[.E20]/[.A20]" office:value-type="float" office:value="0.874548709797503">
            <text:p>0,8745487098</text:p>
          </table:table-cell>
          <table:table-cell table:formula="of:=(1/[.E20]-1/[.A20])/(1-1/[.A20])" office:value-type="float" office:value="0.0478156290961177">
            <text:p>0,047815629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0">
            <text:p>100000000</text:p>
          </table:table-cell>
          <table:table-cell table:formula="of:=37.2669/6" office:value-type="float" office:value="6.21115">
            <text:p>6,21115</text:p>
          </table:table-cell>
          <table:table-cell/>
          <table:table-cell table:formula="of:=[.C18]/[.C21]" office:value-type="float" office:value="4.76581631420912">
            <text:p>4,7658163142</text:p>
          </table:table-cell>
          <table:table-cell table:formula="of:=[.E21]/[.A21]" office:value-type="float" office:value="0.794302719034854">
            <text:p>0,794302719</text:p>
          </table:table-cell>
          <table:table-cell table:formula="of:=(1/[.E21]-1/[.A21])/(1-1/[.A21])" office:value-type="float" office:value="0.05179317054714">
            <text:p>0,051793170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0">
            <text:p>100000000</text:p>
          </table:table-cell>
          <table:table-cell table:formula="of:=38.9881/8" office:value-type="float" office:value="4.8735125">
            <text:p>4,8735125</text:p>
          </table:table-cell>
          <table:table-cell/>
          <table:table-cell table:formula="of:=[.C18]/[.C22]" office:value-type="float" office:value="6.07389434211977">
            <text:p>6,0738943421</text:p>
          </table:table-cell>
          <table:table-cell table:formula="of:=[.E22]/[.A22]" office:value-type="float" office:value="0.759236792764972">
            <text:p>0,7592367928</text:p>
          </table:table-cell>
          <table:table-cell table:formula="of:=(1/[.E22]-1/[.A22])/(1-1/[.A22])" office:value-type="float" office:value="0.0453017348717523">
            <text:p>0,0453017349</text:p>
          </table:table-cell>
          <table:table-cell/>
          <table:table-cell>
            <draw:frame table:end-cell-address="Skalowalny.Q42" table:end-x="0.199cm" table:end-y="0.392cm" draw:z-index="1" draw:name="Chart 2" draw:style-name="gr1" draw:text-style-name="P1" svg:width="15.001cm" svg:height="9.841cm" svg:x="0.015cm" svg:y="0.427cm">
              <draw:object draw:notify-on-update-of-ranges="Skalowalny.F2:Skalowalny.F8 Skalowalny.A2:Skalowalny.A8 Skalowalny.F10:Skalowalny.F16 Skalowalny.A10:Skalowalny.A16 Skalowalny.F18:Skalowalny.F24 Skalowalny.A18:Skalowalny.A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00000">
            <text:p>100000000</text:p>
          </table:table-cell>
          <table:table-cell table:formula="of:=102.393/10" office:value-type="float" office:value="10.2393">
            <text:p>10,2393</text:p>
          </table:table-cell>
          <table:table-cell/>
          <table:table-cell table:formula="of:=[.C18]/[.C23]" office:value-type="float" office:value="2.8909398103386">
            <text:p>2,8909398103</text:p>
          </table:table-cell>
          <table:table-cell table:formula="of:=[.E23]/[.A23]" office:value-type="float" office:value="0.262812710030782">
            <text:p>0,26281271</text:p>
          </table:table-cell>
          <table:table-cell table:formula="of:=(1/[.E23]-1/[.A23])/(1-1/[.A23])" office:value-type="float" office:value="0.280499101387782">
            <text:p>0,280499101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00000">
            <text:p>100000000</text:p>
          </table:table-cell>
          <table:table-cell table:formula="of:=274.64/12" office:value-type="float" office:value="22.8866666666667">
            <text:p>22,8866666667</text:p>
          </table:table-cell>
          <table:table-cell/>
          <table:table-cell table:formula="of:=[.C18]/[.C24]" office:value-type="float" office:value="1.29338188173609">
            <text:p>1,2933818817</text:p>
          </table:table-cell>
          <table:table-cell table:formula="of:=[.E24]/[.A24]" office:value-type="float" office:value="0.107781823478008">
            <text:p>0,1077818235</text:p>
          </table:table-cell>
          <table:table-cell table:formula="of:=(1/[.E24]-1/[.A24])/(1-1/[.A24])" office:value-type="float" office:value="0.752545658468391">
            <text:p>0,7525456585</text:p>
          </table:table-cell>
          <table:table-cell table:number-columns-repeated="1017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kalowalny.Q63" table:end-x="0.199cm" table:end-y="0.389cm" draw:z-index="2" draw:name="Chart 3" draw:style-name="gr1" draw:text-style-name="P1" svg:width="15.001cm" svg:height="9.831cm" svg:x="0.015cm" svg:y="0.434cm">
              <draw:object draw:notify-on-update-of-ranges="Skalowalny.G2:Skalowalny.G8 Skalowalny.A2:Skalowalny.A8 Skalowalny.G10:Skalowalny.G16 Skalowalny.A10:Skalowalny.A16 Skalowalny.G18:Skalowalny.G24 Skalowalny.A18:Skalowalny.A2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iberation Sans" fo:font-size="16pt" fo:font-style="italic" fo:text-shadow="none" style:text-underline-style="none" fo:font-weight="bold" style:font-size-asian="16pt" style:font-style-asian="italic" style:font-weight-asian="bold" style:font-name-complex="Liberation Sans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iberation Sans" fo:font-size="16pt" fo:font-style="italic" fo:text-shadow="none" style:text-underline-style="none" fo:font-weight="bold" style:font-size-asian="16pt" style:font-style-asian="italic" style:font-weight-asian="bold" style:font-name-complex="Liberation Sans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.05.2015</text:date>, <text:time>18:23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odstawowy" style:display-name="PageStyle_Podstawow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Skalowalny" style:display-name="PageStyle_Skalowaln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18:23:21.98</dc:date>
    <dc:creator>Piotr Listkiewicz</dc:creator>
    <meta:generator>OpenOffice/4.1.1$Win32 OpenOffice.org_project/411m6$Build-9775</meta:generator>
    <meta:editing-duration>PT21M22S</meta:editing-duration>
    <meta:editing-cycles>1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 svg:stroke-width="0.018cm"/>
    </style:style>
    <style:style style:name="ch2" style:family="chart">
      <style:chart-properties chart:auto-position="true"/>
      <style:text-properties fo:color="#000000" fo:font-family="Calibri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b3b3b3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8000">
      <style:chart-properties chart:symbol-type="named-symbol" chart:symbol-name="square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994cm" svg:height="9.792cm" xlink:href=".." xlink:type="simple" chart:class="chart:scatter" chart:style-name="ch1">
        <chart:title svg:x="6.078cm" svg:y="0.33cm" chart:style-name="ch2">
          <text:p>Przyspieszenie</text:p>
        </chart:title>
        <chart:legend chart:legend-position="bottom" svg:x="3.493cm" svg:y="9.009cm" style:legend-expansion="wide" chart:style-name="ch3"/>
        <chart:plot-area chart:style-name="ch4" table:cell-range-address="Podstawowy.A2:Podstawowy.A8 Podstawowy.E2:Podstawowy.E8 Podstawowy.E10:Podstawowy.E16 Podstawowy.E18:Podstawowy.E24" svg:x="2.982cm" svg:y="1.748cm" svg:width="11.414cm" svg:height="6.085cm">
          <chartooo:coordinate-region svg:x="3.453cm" svg:y="1.947cm" svg:width="10.756cm" svg:height="5.389cm"/>
          <chart:axis chart:dimension="x" chart:name="primary-x" chart:style-name="ch5">
            <chart:title svg:x="7.653cm" svg:y="8.028cm" chart:style-name="ch6">
              <text:p>L. procesorów</text:p>
            </chart:title>
          </chart:axis>
          <chart:axis chart:dimension="y" chart:name="primary-y" chart:style-name="ch5">
            <chart:title svg:x="0.451cm" svg:y="4.51cm" chart:style-name="ch6">
              <text:p>Przyspieszenie</text:p>
            </chart:title>
            <chart:grid chart:style-name="ch7" chart:class="major"/>
          </chart:axis>
          <chart:series chart:style-name="ch8" chart:values-cell-range-address="Podstawowy.E2:Podstawowy.E8" chart:class="chart:scatter">
            <chart:domain table:cell-range-address="Podstawowy.A2:Podstawowy.A8"/>
            <chart:data-point chart:repeated="7"/>
          </chart:series>
          <chart:series chart:style-name="ch9" chart:values-cell-range-address="Podstawowy.E10:Podstawowy.E16" chart:class="chart:scatter">
            <chart:domain table:cell-range-address="Podstawowy.A10:Podstawowy.A16"/>
            <chart:data-point chart:repeated="7"/>
          </chart:series>
          <chart:series chart:style-name="ch10" chart:values-cell-range-address="Podstawowy.E18:Podstawowy.E24" chart:class="chart:scatter">
            <chart:domain table:cell-range-address="Podstawowy.A18:Podstawowy.A2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1919076955686">
                <text:p>1.21919076955686</text:p>
              </table:table-cell>
              <table:table-cell office:value-type="float" office:value="2">
                <text:p>2</text:p>
              </table:table-cell>
              <table:table-cell office:value-type="float" office:value="1.89911268919535">
                <text:p>1.89911268919535</text:p>
              </table:table-cell>
              <table:table-cell office:value-type="float" office:value="2">
                <text:p>2</text:p>
              </table:table-cell>
              <table:table-cell office:value-type="float" office:value="1.93715955978997">
                <text:p>1.93715955978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26355777210213">
                <text:p>4.26355777210213</text:p>
              </table:table-cell>
              <table:table-cell office:value-type="float" office:value="4">
                <text:p>4</text:p>
              </table:table-cell>
              <table:table-cell office:value-type="float" office:value="3.45472412459449">
                <text:p>3.45472412459449</text:p>
              </table:table-cell>
              <table:table-cell office:value-type="float" office:value="4">
                <text:p>4</text:p>
              </table:table-cell>
              <table:table-cell office:value-type="float" office:value="3.69122424034001">
                <text:p>3.69122424034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0699356465941">
                <text:p>4.90699356465941</text:p>
              </table:table-cell>
              <table:table-cell office:value-type="float" office:value="6">
                <text:p>6</text:p>
              </table:table-cell>
              <table:table-cell office:value-type="float" office:value="4.38554888872932">
                <text:p>4.38554888872932</text:p>
              </table:table-cell>
              <table:table-cell office:value-type="float" office:value="6">
                <text:p>6</text:p>
              </table:table-cell>
              <table:table-cell office:value-type="float" office:value="5.1772625751046">
                <text:p>5.1772625751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91358992448591">
                <text:p>6.91358992448591</text:p>
              </table:table-cell>
              <table:table-cell office:value-type="float" office:value="8">
                <text:p>8</text:p>
              </table:table-cell>
              <table:table-cell office:value-type="float" office:value="5.87504278513918">
                <text:p>5.87504278513918</text:p>
              </table:table-cell>
              <table:table-cell office:value-type="float" office:value="8">
                <text:p>8</text:p>
              </table:table-cell>
              <table:table-cell office:value-type="float" office:value="6.58459008012803">
                <text:p>6.58459008012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.29922242819459">
                <text:p>8.29922242819459</text:p>
              </table:table-cell>
              <table:table-cell office:value-type="float" office:value="11">
                <text:p>11</text:p>
              </table:table-cell>
              <table:table-cell office:value-type="float" office:value="6.74807924557391">
                <text:p>6.74807924557391</text:p>
              </table:table-cell>
              <table:table-cell office:value-type="float" office:value="11">
                <text:p>11</text:p>
              </table:table-cell>
              <table:table-cell office:value-type="float" office:value="8.45809695388138">
                <text:p>8.45809695388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.56863424539087">
                <text:p>8.56863424539087</text:p>
              </table:table-cell>
              <table:table-cell office:value-type="float" office:value="12">
                <text:p>12</text:p>
              </table:table-cell>
              <table:table-cell office:value-type="float" office:value="6.62154223198279">
                <text:p>6.62154223198279</text:p>
              </table:table-cell>
              <table:table-cell office:value-type="float" office:value="12">
                <text:p>12</text:p>
              </table:table-cell>
              <table:table-cell office:value-type="float" office:value="8.77923879124103">
                <text:p>8.77923879124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 svg:stroke-width="0.018cm"/>
    </style:style>
    <style:style style:name="ch2" style:family="chart">
      <style:chart-properties chart:auto-position="true"/>
      <style:text-properties fo:color="#000000" fo:font-family="Calibri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b3b3b3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8000">
      <style:chart-properties chart:symbol-type="named-symbol" chart:symbol-name="square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002cm" svg:height="9.842cm" xlink:href=".." xlink:type="simple" chart:class="chart:scatter" chart:style-name="ch1">
        <chart:title svg:x="6.267cm" svg:y="0.331cm" chart:style-name="ch2">
          <text:p>Efektywność</text:p>
        </chart:title>
        <chart:legend chart:legend-position="bottom" svg:x="3.497cm" svg:y="9.059cm" style:legend-expansion="wide" chart:style-name="ch3"/>
        <chart:plot-area chart:style-name="ch4" table:cell-range-address="Podstawowy.A2:Podstawowy.A8 Podstawowy.F2:Podstawowy.F8 Podstawowy.F10:Podstawowy.F16 Podstawowy.F18:Podstawowy.F24" svg:x="2.612cm" svg:y="1.752cm" svg:width="11.79cm" svg:height="6.13cm">
          <chartooo:coordinate-region svg:x="3.163cm" svg:y="1.951cm" svg:width="11.052cm" svg:height="5.434cm"/>
          <chart:axis chart:dimension="x" chart:name="primary-x" chart:style-name="ch5">
            <chart:title svg:x="7.471cm" svg:y="8.078cm" chart:style-name="ch6">
              <text:p>L. procesorów</text:p>
            </chart:title>
          </chart:axis>
          <chart:axis chart:dimension="y" chart:name="primary-y" chart:style-name="ch5">
            <chart:title svg:x="0.451cm" svg:y="4.537cm" chart:style-name="ch6">
              <text:p>Efektywność</text:p>
            </chart:title>
            <chart:grid chart:style-name="ch7" chart:class="major"/>
          </chart:axis>
          <chart:series chart:style-name="ch8" chart:values-cell-range-address="Podstawowy.F2:Podstawowy.F8" chart:class="chart:scatter">
            <chart:domain table:cell-range-address="Podstawowy.A2:Podstawowy.A8"/>
            <chart:data-point chart:repeated="7"/>
          </chart:series>
          <chart:series chart:style-name="ch9" chart:values-cell-range-address="Podstawowy.F10:Podstawowy.F16" chart:class="chart:scatter">
            <chart:domain table:cell-range-address="Podstawowy.A10:Podstawowy.A16"/>
            <chart:data-point chart:repeated="7"/>
          </chart:series>
          <chart:series chart:style-name="ch10" chart:values-cell-range-address="Podstawowy.F18:Podstawowy.F24" chart:class="chart:scatter">
            <chart:domain table:cell-range-address="Podstawowy.A18:Podstawowy.A2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9595384778432">
                <text:p>0.609595384778432</text:p>
              </table:table-cell>
              <table:table-cell office:value-type="float" office:value="2">
                <text:p>2</text:p>
              </table:table-cell>
              <table:table-cell office:value-type="float" office:value="0.949556344597673">
                <text:p>0.949556344597673</text:p>
              </table:table-cell>
              <table:table-cell office:value-type="float" office:value="2">
                <text:p>2</text:p>
              </table:table-cell>
              <table:table-cell office:value-type="float" office:value="0.968579779894983">
                <text:p>0.96857977989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6588944302553">
                <text:p>1.06588944302553</text:p>
              </table:table-cell>
              <table:table-cell office:value-type="float" office:value="4">
                <text:p>4</text:p>
              </table:table-cell>
              <table:table-cell office:value-type="float" office:value="0.863681031148624">
                <text:p>0.863681031148624</text:p>
              </table:table-cell>
              <table:table-cell office:value-type="float" office:value="4">
                <text:p>4</text:p>
              </table:table-cell>
              <table:table-cell office:value-type="float" office:value="0.922806060085003">
                <text:p>0.922806060085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817832260776568">
                <text:p>0.817832260776568</text:p>
              </table:table-cell>
              <table:table-cell office:value-type="float" office:value="6">
                <text:p>6</text:p>
              </table:table-cell>
              <table:table-cell office:value-type="float" office:value="0.730924814788219">
                <text:p>0.730924814788219</text:p>
              </table:table-cell>
              <table:table-cell office:value-type="float" office:value="6">
                <text:p>6</text:p>
              </table:table-cell>
              <table:table-cell office:value-type="float" office:value="0.862877095850766">
                <text:p>0.862877095850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64198740560738">
                <text:p>0.864198740560738</text:p>
              </table:table-cell>
              <table:table-cell office:value-type="float" office:value="8">
                <text:p>8</text:p>
              </table:table-cell>
              <table:table-cell office:value-type="float" office:value="0.734380348142398">
                <text:p>0.734380348142398</text:p>
              </table:table-cell>
              <table:table-cell office:value-type="float" office:value="8">
                <text:p>8</text:p>
              </table:table-cell>
              <table:table-cell office:value-type="float" office:value="0.823073760016003">
                <text:p>0.823073760016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754474766199508">
                <text:p>0.754474766199508</text:p>
              </table:table-cell>
              <table:table-cell office:value-type="float" office:value="11">
                <text:p>11</text:p>
              </table:table-cell>
              <table:table-cell office:value-type="float" office:value="0.613461749597629">
                <text:p>0.613461749597629</text:p>
              </table:table-cell>
              <table:table-cell office:value-type="float" office:value="11">
                <text:p>11</text:p>
              </table:table-cell>
              <table:table-cell office:value-type="float" office:value="0.768917904898308">
                <text:p>0.768917904898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14052853782572">
                <text:p>0.714052853782572</text:p>
              </table:table-cell>
              <table:table-cell office:value-type="float" office:value="12">
                <text:p>12</text:p>
              </table:table-cell>
              <table:table-cell office:value-type="float" office:value="0.551795185998566">
                <text:p>0.551795185998566</text:p>
              </table:table-cell>
              <table:table-cell office:value-type="float" office:value="12">
                <text:p>12</text:p>
              </table:table-cell>
              <table:table-cell office:value-type="float" office:value="0.731603232603419">
                <text:p>0.731603232603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 svg:stroke-width="0.018cm"/>
    </style:style>
    <style:style style:name="ch2" style:family="chart">
      <style:chart-properties chart:auto-position="true"/>
      <style:text-properties fo:color="#000000" fo:font-family="Calibri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b3b3b3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8000">
      <style:chart-properties chart:symbol-type="named-symbol" chart:symbol-name="square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002cm" svg:height="9.832cm" xlink:href=".." xlink:type="simple" chart:class="chart:scatter" chart:style-name="ch1">
        <chart:title svg:x="5.698cm" svg:y="0.331cm" chart:style-name="ch2">
          <text:p>Część sekwencyjna</text:p>
        </chart:title>
        <chart:legend chart:legend-position="bottom" svg:x="3.418cm" svg:y="9.049cm" style:legend-expansion="wide" chart:style-name="ch3"/>
        <chart:plot-area chart:style-name="ch4" table:cell-range-address="Podstawowy.A2:Podstawowy.A8 Podstawowy.G2:Podstawowy.G8 Podstawowy.G10:Podstawowy.G16 Podstawowy.G18:Podstawowy.G24" svg:x="3.512cm" svg:y="1.752cm" svg:width="10.89cm" svg:height="6.12cm">
          <chartooo:coordinate-region svg:x="4.169cm" svg:y="1.951cm" svg:width="10.046cm" svg:height="5.722cm"/>
          <chart:axis chart:dimension="x" chart:name="primary-x" chart:style-name="ch5">
            <chart:title svg:x="7.921cm" svg:y="8.068cm" chart:style-name="ch6">
              <text:p>L. procesorów</text:p>
            </chart:title>
          </chart:axis>
          <chart:axis chart:dimension="y" chart:name="primary-y" chart:style-name="ch5">
            <chart:title svg:x="0.451cm" svg:y="4.532cm" chart:style-name="ch6">
              <text:p>Część sekwencyjna</text:p>
            </chart:title>
            <chart:grid chart:style-name="ch7" chart:class="major"/>
          </chart:axis>
          <chart:series chart:style-name="ch8" chart:values-cell-range-address="Podstawowy.G2:Podstawowy.G8" chart:class="chart:scatter">
            <chart:domain table:cell-range-address="Podstawowy.A2:Podstawowy.A8"/>
            <chart:data-point chart:repeated="7"/>
          </chart:series>
          <chart:series chart:style-name="ch9" chart:values-cell-range-address="Podstawowy.G10:Podstawowy.G16" chart:class="chart:scatter">
            <chart:domain table:cell-range-address="Podstawowy.A10:Podstawowy.A16"/>
            <chart:data-point chart:repeated="7"/>
          </chart:series>
          <chart:series chart:style-name="ch10" chart:values-cell-range-address="Podstawowy.G18:Podstawowy.G24" chart:class="chart:scatter">
            <chart:domain table:cell-range-address="Podstawowy.A18:Podstawowy.A2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0432367058467">
                <text:p>0.640432367058467</text:p>
              </table:table-cell>
              <table:table-cell office:value-type="float" office:value="2">
                <text:p>2</text:p>
              </table:table-cell>
              <table:table-cell office:value-type="float" office:value="0.0531233935609161">
                <text:p>0.0531233935609161</text:p>
              </table:table-cell>
              <table:table-cell office:value-type="float" office:value="2">
                <text:p>2</text:p>
              </table:table-cell>
              <table:table-cell office:value-type="float" office:value="0.0324394755674375">
                <text:p>0.032439475567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0.0206054650591482">
                <text:p>-0.0206054650591482</text:p>
              </table:table-cell>
              <table:table-cell office:value-type="float" office:value="4">
                <text:p>4</text:p>
              </table:table-cell>
              <table:table-cell office:value-type="float" office:value="0.0526116177674543">
                <text:p>0.0526116177674543</text:p>
              </table:table-cell>
              <table:table-cell office:value-type="float" office:value="4">
                <text:p>4</text:p>
              </table:table-cell>
              <table:table-cell office:value-type="float" office:value="0.0278837714856672">
                <text:p>0.0278837714856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445489247515022">
                <text:p>0.0445489247515022</text:p>
              </table:table-cell>
              <table:table-cell office:value-type="float" office:value="6">
                <text:p>6</text:p>
              </table:table-cell>
              <table:table-cell office:value-type="float" office:value="0.0736259543438113">
                <text:p>0.0736259543438113</text:p>
              </table:table-cell>
              <table:table-cell office:value-type="float" office:value="6">
                <text:p>6</text:p>
              </table:table-cell>
              <table:table-cell office:value-type="float" office:value="0.0317827196500183">
                <text:p>0.0317827196500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224487481980206">
                <text:p>0.0224487481980206</text:p>
              </table:table-cell>
              <table:table-cell office:value-type="float" office:value="8">
                <text:p>8</text:p>
              </table:table-cell>
              <table:table-cell office:value-type="float" office:value="0.0516703158616225">
                <text:p>0.0516703158616225</text:p>
              </table:table-cell>
              <table:table-cell office:value-type="float" office:value="8">
                <text:p>8</text:p>
              </table:table-cell>
              <table:table-cell office:value-type="float" office:value="0.0307082771537748">
                <text:p>0.0307082771537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25425375108658">
                <text:p>0.0325425375108658</text:p>
              </table:table-cell>
              <table:table-cell office:value-type="float" office:value="11">
                <text:p>11</text:p>
              </table:table-cell>
              <table:table-cell office:value-type="float" office:value="0.063009348285513">
                <text:p>0.063009348285513</text:p>
              </table:table-cell>
              <table:table-cell office:value-type="float" office:value="11">
                <text:p>11</text:p>
              </table:table-cell>
              <table:table-cell office:value-type="float" office:value="0.0300528955860709">
                <text:p>0.0300528955860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364051414023068">
                <text:p>0.0364051414023068</text:p>
              </table:table-cell>
              <table:table-cell office:value-type="float" office:value="12">
                <text:p>12</text:p>
              </table:table-cell>
              <table:table-cell office:value-type="float" office:value="0.0738424205499582">
                <text:p>0.0738424205499582</text:p>
              </table:table-cell>
              <table:table-cell office:value-type="float" office:value="12">
                <text:p>12</text:p>
              </table:table-cell>
              <table:table-cell office:value-type="float" office:value="0.033351009180393">
                <text:p>0.033351009180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 svg:stroke-width="0.018cm"/>
    </style:style>
    <style:style style:name="ch2" style:family="chart">
      <style:chart-properties chart:auto-position="true"/>
      <style:text-properties fo:color="#000000" fo:font-family="Calibri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b3b3b3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8000">
      <style:chart-properties chart:symbol-type="named-symbol" chart:symbol-name="square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002cm" svg:height="9.832cm" xlink:href=".." xlink:type="simple" chart:class="chart:scatter" chart:style-name="ch1">
        <chart:title svg:x="6.082cm" svg:y="0.331cm" chart:style-name="ch2">
          <text:p>Przyspieszenie</text:p>
        </chart:title>
        <chart:legend chart:legend-position="bottom" svg:x="3.497cm" svg:y="9.049cm" style:legend-expansion="wide" chart:style-name="ch3"/>
        <chart:plot-area chart:style-name="ch4" table:cell-range-address="Skalowalny.A2:Skalowalny.A8 Skalowalny.E2:Skalowalny.E8 Skalowalny.E10:Skalowalny.E16 Skalowalny.E18:Skalowalny.E24" svg:x="2.983cm" svg:y="1.752cm" svg:width="11.419cm" svg:height="6.12cm">
          <chartooo:coordinate-region svg:x="3.269cm" svg:y="1.951cm" svg:width="10.946cm" svg:height="5.424cm"/>
          <chart:axis chart:dimension="x" chart:name="primary-x" chart:style-name="ch5">
            <chart:title svg:x="7.656cm" svg:y="8.068cm" chart:style-name="ch6">
              <text:p>L. procesorów</text:p>
            </chart:title>
          </chart:axis>
          <chart:axis chart:dimension="y" chart:name="primary-y" chart:style-name="ch5">
            <chart:title svg:x="0.451cm" svg:y="4.532cm" chart:style-name="ch6">
              <text:p>Przyspieszenie</text:p>
            </chart:title>
            <chart:grid chart:style-name="ch7" chart:class="major"/>
          </chart:axis>
          <chart:series chart:style-name="ch8" chart:values-cell-range-address="Skalowalny.E2:Skalowalny.E8" chart:class="chart:scatter">
            <chart:domain table:cell-range-address="Skalowalny.A2:Skalowalny.A8"/>
            <chart:data-point chart:repeated="7"/>
          </chart:series>
          <chart:series chart:style-name="ch9" chart:values-cell-range-address="Skalowalny.E10:Skalowalny.E16" chart:class="chart:scatter">
            <chart:domain table:cell-range-address="Skalowalny.A10:Skalowalny.A16"/>
            <chart:data-point chart:repeated="7"/>
          </chart:series>
          <chart:series chart:style-name="ch10" chart:values-cell-range-address="Skalowalny.E18:Skalowalny.E24" chart:class="chart:scatter">
            <chart:domain table:cell-range-address="Skalowalny.A18:Skalowalny.A2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7909001834403">
                <text:p>1.67909001834403</text:p>
              </table:table-cell>
              <table:table-cell office:value-type="float" office:value="2">
                <text:p>2</text:p>
              </table:table-cell>
              <table:table-cell office:value-type="float" office:value="1.84713586592966">
                <text:p>1.84713586592966</text:p>
              </table:table-cell>
              <table:table-cell office:value-type="float" office:value="2">
                <text:p>2</text:p>
              </table:table-cell>
              <table:table-cell office:value-type="float" office:value="1.86485984193434">
                <text:p>1.86485984193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90329381267655">
                <text:p>2.90329381267655</text:p>
              </table:table-cell>
              <table:table-cell office:value-type="float" office:value="4">
                <text:p>4</text:p>
              </table:table-cell>
              <table:table-cell office:value-type="float" office:value="3.36349940056802">
                <text:p>3.36349940056802</text:p>
              </table:table-cell>
              <table:table-cell office:value-type="float" office:value="4">
                <text:p>4</text:p>
              </table:table-cell>
              <table:table-cell office:value-type="float" office:value="3.49819483919001">
                <text:p>3.49819483919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48325373476483">
                <text:p>3.48325373476483</text:p>
              </table:table-cell>
              <table:table-cell office:value-type="float" office:value="6">
                <text:p>6</text:p>
              </table:table-cell>
              <table:table-cell office:value-type="float" office:value="4.61100776056788">
                <text:p>4.61100776056788</text:p>
              </table:table-cell>
              <table:table-cell office:value-type="float" office:value="6">
                <text:p>6</text:p>
              </table:table-cell>
              <table:table-cell office:value-type="float" office:value="4.76581631420912">
                <text:p>4.7658163142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76070568758412">
                <text:p>5.76070568758412</text:p>
              </table:table-cell>
              <table:table-cell office:value-type="float" office:value="8">
                <text:p>8</text:p>
              </table:table-cell>
              <table:table-cell office:value-type="float" office:value="5.85273397627189">
                <text:p>5.85273397627189</text:p>
              </table:table-cell>
              <table:table-cell office:value-type="float" office:value="8">
                <text:p>8</text:p>
              </table:table-cell>
              <table:table-cell office:value-type="float" office:value="6.07389434211977">
                <text:p>6.07389434211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.00782204410227">
                <text:p>5.00782204410227</text:p>
              </table:table-cell>
              <table:table-cell office:value-type="float" office:value="11">
                <text:p>11</text:p>
              </table:table-cell>
              <table:table-cell office:value-type="float" office:value="6.67527622692596">
                <text:p>6.67527622692596</text:p>
              </table:table-cell>
              <table:table-cell office:value-type="float" office:value="11">
                <text:p>11</text:p>
              </table:table-cell>
              <table:table-cell office:value-type="float" office:value="2.8909398103386">
                <text:p>2.890939810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.29496152845835">
                <text:p>6.29496152845835</text:p>
              </table:table-cell>
              <table:table-cell office:value-type="float" office:value="12">
                <text:p>12</text:p>
              </table:table-cell>
              <table:table-cell office:value-type="float" office:value="8.00316277083132">
                <text:p>8.00316277083132</text:p>
              </table:table-cell>
              <table:table-cell office:value-type="float" office:value="12">
                <text:p>12</text:p>
              </table:table-cell>
              <table:table-cell office:value-type="float" office:value="1.29338188173609">
                <text:p>1.293381881736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 svg:stroke-width="0.018cm"/>
    </style:style>
    <style:style style:name="ch2" style:family="chart">
      <style:chart-properties chart:auto-position="true"/>
      <style:text-properties fo:color="#000000" fo:font-family="Calibri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b3b3b3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8000">
      <style:chart-properties chart:symbol-type="named-symbol" chart:symbol-name="square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002cm" svg:height="9.842cm" xlink:href=".." xlink:type="simple" chart:class="chart:scatter" chart:style-name="ch1">
        <chart:title svg:x="6.267cm" svg:y="0.331cm" chart:style-name="ch2">
          <text:p>Efektywność</text:p>
        </chart:title>
        <chart:legend chart:legend-position="bottom" svg:x="3.497cm" svg:y="9.059cm" style:legend-expansion="wide" chart:style-name="ch3"/>
        <chart:plot-area chart:style-name="ch4" table:cell-range-address="Skalowalny.A2:Skalowalny.A8 Skalowalny.F2:Skalowalny.F8 Skalowalny.F10:Skalowalny.F16 Skalowalny.F18:Skalowalny.F24" svg:x="2.612cm" svg:y="1.752cm" svg:width="11.79cm" svg:height="6.13cm">
          <chartooo:coordinate-region svg:x="3.163cm" svg:y="1.951cm" svg:width="11.052cm" svg:height="5.434cm"/>
          <chart:axis chart:dimension="x" chart:name="primary-x" chart:style-name="ch5">
            <chart:title svg:x="7.471cm" svg:y="8.078cm" chart:style-name="ch6">
              <text:p>L. procesorów</text:p>
            </chart:title>
          </chart:axis>
          <chart:axis chart:dimension="y" chart:name="primary-y" chart:style-name="ch5">
            <chart:title svg:x="0.451cm" svg:y="4.537cm" chart:style-name="ch6">
              <text:p>Efektywność</text:p>
            </chart:title>
            <chart:grid chart:style-name="ch7" chart:class="major"/>
          </chart:axis>
          <chart:series chart:style-name="ch8" chart:values-cell-range-address="Skalowalny.F2:Skalowalny.F8" chart:class="chart:scatter">
            <chart:domain table:cell-range-address="Skalowalny.A2:Skalowalny.A8"/>
            <chart:data-point chart:repeated="7"/>
          </chart:series>
          <chart:series chart:style-name="ch9" chart:values-cell-range-address="Skalowalny.F10:Skalowalny.F16" chart:class="chart:scatter">
            <chart:domain table:cell-range-address="Skalowalny.A10:Skalowalny.A16"/>
            <chart:data-point chart:repeated="7"/>
          </chart:series>
          <chart:series chart:style-name="ch10" chart:values-cell-range-address="Skalowalny.F18:Skalowalny.F24" chart:class="chart:scatter">
            <chart:domain table:cell-range-address="Skalowalny.A18:Skalowalny.A2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9545009172014">
                <text:p>0.839545009172014</text:p>
              </table:table-cell>
              <table:table-cell office:value-type="float" office:value="2">
                <text:p>2</text:p>
              </table:table-cell>
              <table:table-cell office:value-type="float" office:value="0.923567932964828">
                <text:p>0.923567932964828</text:p>
              </table:table-cell>
              <table:table-cell office:value-type="float" office:value="2">
                <text:p>2</text:p>
              </table:table-cell>
              <table:table-cell office:value-type="float" office:value="0.932429920967168">
                <text:p>0.932429920967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25823453169136">
                <text:p>0.725823453169136</text:p>
              </table:table-cell>
              <table:table-cell office:value-type="float" office:value="4">
                <text:p>4</text:p>
              </table:table-cell>
              <table:table-cell office:value-type="float" office:value="0.840874850142005">
                <text:p>0.840874850142005</text:p>
              </table:table-cell>
              <table:table-cell office:value-type="float" office:value="4">
                <text:p>4</text:p>
              </table:table-cell>
              <table:table-cell office:value-type="float" office:value="0.874548709797503">
                <text:p>0.874548709797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80542289127472">
                <text:p>0.580542289127472</text:p>
              </table:table-cell>
              <table:table-cell office:value-type="float" office:value="6">
                <text:p>6</text:p>
              </table:table-cell>
              <table:table-cell office:value-type="float" office:value="0.76850129342798">
                <text:p>0.76850129342798</text:p>
              </table:table-cell>
              <table:table-cell office:value-type="float" office:value="6">
                <text:p>6</text:p>
              </table:table-cell>
              <table:table-cell office:value-type="float" office:value="0.794302719034854">
                <text:p>0.794302719034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720088210948015">
                <text:p>0.720088210948015</text:p>
              </table:table-cell>
              <table:table-cell office:value-type="float" office:value="8">
                <text:p>8</text:p>
              </table:table-cell>
              <table:table-cell office:value-type="float" office:value="0.731591747033986">
                <text:p>0.731591747033986</text:p>
              </table:table-cell>
              <table:table-cell office:value-type="float" office:value="8">
                <text:p>8</text:p>
              </table:table-cell>
              <table:table-cell office:value-type="float" office:value="0.759236792764972">
                <text:p>0.759236792764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55256549463842">
                <text:p>0.455256549463842</text:p>
              </table:table-cell>
              <table:table-cell office:value-type="float" office:value="11">
                <text:p>11</text:p>
              </table:table-cell>
              <table:table-cell office:value-type="float" office:value="0.606843293356905">
                <text:p>0.606843293356905</text:p>
              </table:table-cell>
              <table:table-cell office:value-type="float" office:value="11">
                <text:p>11</text:p>
              </table:table-cell>
              <table:table-cell office:value-type="float" office:value="0.262812710030782">
                <text:p>0.262812710030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24580127371529">
                <text:p>0.524580127371529</text:p>
              </table:table-cell>
              <table:table-cell office:value-type="float" office:value="12">
                <text:p>12</text:p>
              </table:table-cell>
              <table:table-cell office:value-type="float" office:value="0.66693023090261">
                <text:p>0.66693023090261</text:p>
              </table:table-cell>
              <table:table-cell office:value-type="float" office:value="12">
                <text:p>12</text:p>
              </table:table-cell>
              <table:table-cell office:value-type="float" office:value="0.107781823478008">
                <text:p>0.1077818234780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 svg:stroke-width="0.018cm"/>
    </style:style>
    <style:style style:name="ch2" style:family="chart">
      <style:chart-properties chart:auto-position="true"/>
      <style:text-properties fo:color="#000000" fo:font-family="Calibri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b3b3b3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8000">
      <style:chart-properties chart:symbol-type="named-symbol" chart:symbol-name="square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47cm" chart:symbol-height="0.247cm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002cm" svg:height="9.832cm" xlink:href=".." xlink:type="simple" chart:class="chart:scatter" chart:style-name="ch1">
        <chart:title svg:x="5.698cm" svg:y="0.331cm" chart:style-name="ch2">
          <text:p>Część sekwencyjna</text:p>
        </chart:title>
        <chart:legend chart:legend-position="bottom" svg:x="3.418cm" svg:y="9.049cm" style:legend-expansion="wide" chart:style-name="ch3"/>
        <chart:plot-area chart:style-name="ch4" table:cell-range-address="Skalowalny.A2:Skalowalny.A8 Skalowalny.G2:Skalowalny.G8 Skalowalny.G10:Skalowalny.G16 Skalowalny.G18:Skalowalny.G24" svg:x="3.512cm" svg:y="1.752cm" svg:width="10.89cm" svg:height="6.12cm">
          <chartooo:coordinate-region svg:x="4.063cm" svg:y="1.952cm" svg:width="10.152cm" svg:height="5.423cm"/>
          <chart:axis chart:dimension="x" chart:name="primary-x" chart:style-name="ch5">
            <chart:title svg:x="7.921cm" svg:y="8.068cm" chart:style-name="ch6">
              <text:p>L. procesorów</text:p>
            </chart:title>
          </chart:axis>
          <chart:axis chart:dimension="y" chart:name="primary-y" chart:style-name="ch5">
            <chart:title svg:x="0.451cm" svg:y="4.532cm" chart:style-name="ch6">
              <text:p>Część sekwencyjna</text:p>
            </chart:title>
            <chart:grid chart:style-name="ch7" chart:class="major"/>
          </chart:axis>
          <chart:series chart:style-name="ch8" chart:values-cell-range-address="Skalowalny.G2:Skalowalny.G8" chart:class="chart:scatter">
            <chart:domain table:cell-range-address="Skalowalny.A2:Skalowalny.A8"/>
            <chart:data-point chart:repeated="7"/>
          </chart:series>
          <chart:series chart:style-name="ch9" chart:values-cell-range-address="Skalowalny.G10:Skalowalny.G16" chart:class="chart:scatter">
            <chart:domain table:cell-range-address="Skalowalny.A10:Skalowalny.A16"/>
            <chart:data-point chart:repeated="7"/>
          </chart:series>
          <chart:series chart:style-name="ch10" chart:values-cell-range-address="Skalowalny.G18:Skalowalny.G24" chart:class="chart:scatter">
            <chart:domain table:cell-range-address="Skalowalny.A18:Skalowalny.A2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1121368211374">
                <text:p>0.191121368211374</text:p>
              </table:table-cell>
              <table:table-cell office:value-type="float" office:value="2">
                <text:p>2</text:p>
              </table:table-cell>
              <table:table-cell office:value-type="float" office:value="0.0827573850358911">
                <text:p>0.0827573850358911</text:p>
              </table:table-cell>
              <table:table-cell office:value-type="float" office:value="2">
                <text:p>2</text:p>
              </table:table-cell>
              <table:table-cell office:value-type="float" office:value="0.0724666567571586">
                <text:p>0.0724666567571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2591516832077">
                <text:p>0.12591516832077</text:p>
              </table:table-cell>
              <table:table-cell office:value-type="float" office:value="4">
                <text:p>4</text:p>
              </table:table-cell>
              <table:table-cell office:value-type="float" office:value="0.0630792044861067">
                <text:p>0.0630792044861067</text:p>
              </table:table-cell>
              <table:table-cell office:value-type="float" office:value="4">
                <text:p>4</text:p>
              </table:table-cell>
              <table:table-cell office:value-type="float" office:value="0.0478156290961177">
                <text:p>0.0478156290961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44505480041067">
                <text:p>0.144505480041067</text:p>
              </table:table-cell>
              <table:table-cell office:value-type="float" office:value="6">
                <text:p>6</text:p>
              </table:table-cell>
              <table:table-cell office:value-type="float" office:value="0.0602467968633849">
                <text:p>0.0602467968633849</text:p>
              </table:table-cell>
              <table:table-cell office:value-type="float" office:value="6">
                <text:p>6</text:p>
              </table:table-cell>
              <table:table-cell office:value-type="float" office:value="0.05179317054714">
                <text:p>0.05179317054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555312499608255">
                <text:p>0.0555312499608255</text:p>
              </table:table-cell>
              <table:table-cell office:value-type="float" office:value="8">
                <text:p>8</text:p>
              </table:table-cell>
              <table:table-cell office:value-type="float" office:value="0.052411794273864">
                <text:p>0.052411794273864</text:p>
              </table:table-cell>
              <table:table-cell office:value-type="float" office:value="8">
                <text:p>8</text:p>
              </table:table-cell>
              <table:table-cell office:value-type="float" office:value="0.0453017348717523">
                <text:p>0.0453017348717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119656367640994">
                <text:p>0.119656367640994</text:p>
              </table:table-cell>
              <table:table-cell office:value-type="float" office:value="11">
                <text:p>11</text:p>
              </table:table-cell>
              <table:table-cell office:value-type="float" office:value="0.0647871882159644">
                <text:p>0.0647871882159644</text:p>
              </table:table-cell>
              <table:table-cell office:value-type="float" office:value="11">
                <text:p>11</text:p>
              </table:table-cell>
              <table:table-cell office:value-type="float" office:value="0.280499101387782">
                <text:p>0.280499101387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823896792227508">
                <text:p>0.0823896792227508</text:p>
              </table:table-cell>
              <table:table-cell office:value-type="float" office:value="12">
                <text:p>12</text:p>
              </table:table-cell>
              <table:table-cell office:value-type="float" office:value="0.0454006558931441">
                <text:p>0.0454006558931441</text:p>
              </table:table-cell>
              <table:table-cell office:value-type="float" office:value="12">
                <text:p>12</text:p>
              </table:table-cell>
              <table:table-cell office:value-type="float" office:value="0.752545658468391">
                <text:p>0.7525456584683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